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24f52" officeooo:paragraph-rsid="00024f52"/>
    </style:style>
    <style:style style:name="P2" style:family="paragraph" style:parent-style-name="Standard" style:list-style-name="L1">
      <style:text-properties officeooo:rsid="00024f52" officeooo:paragraph-rsid="00024f52"/>
    </style:style>
    <style:style style:name="P3" style:family="paragraph" style:parent-style-name="Standard">
      <style:text-properties officeooo:rsid="0004b081" officeooo:paragraph-rsid="0004b081"/>
    </style:style>
    <style:style style:name="P4" style:family="paragraph" style:parent-style-name="Standard">
      <style:text-properties officeooo:rsid="0008f621" officeooo:paragraph-rsid="0008f621"/>
    </style:style>
    <style:style style:name="P5" style:family="paragraph" style:parent-style-name="Standard">
      <style:text-properties officeooo:rsid="000a626f" officeooo:paragraph-rsid="000b2e96"/>
    </style:style>
    <style:style style:name="P6" style:family="paragraph" style:parent-style-name="Standard">
      <style:text-properties fo:color="#ff0000" officeooo:rsid="000a626f" officeooo:paragraph-rsid="000a626f"/>
    </style:style>
    <style:style style:name="P7" style:family="paragraph" style:parent-style-name="Standard">
      <style:text-properties fo:color="#ff0000" officeooo:rsid="000b2e96" officeooo:paragraph-rsid="000b2e96"/>
    </style:style>
    <style:style style:name="P8" style:family="paragraph" style:parent-style-name="Standard">
      <style:paragraph-properties fo:text-align="center" style:justify-single-word="false"/>
      <style:text-properties fo:font-size="16pt" officeooo:rsid="00024f52" officeooo:paragraph-rsid="00024f52" style:font-size-asian="16pt" style:font-size-complex="16pt"/>
    </style:style>
    <style:style style:name="P9" style:family="paragraph" style:parent-style-name="Standard">
      <style:text-properties fo:color="#000000" officeooo:rsid="000a93ea" officeooo:paragraph-rsid="000a93ea"/>
    </style:style>
    <style:style style:name="P10" style:family="paragraph" style:parent-style-name="Standard">
      <style:text-properties fo:color="#000000" officeooo:rsid="000b2e96" officeooo:paragraph-rsid="000b2e96"/>
    </style:style>
    <style:style style:name="P11" style:family="paragraph" style:parent-style-name="Standard">
      <style:text-properties fo:color="#000000" fo:font-weight="bold" officeooo:rsid="00024f52" officeooo:paragraph-rsid="00024f52" style:font-weight-asian="bold" style:font-weight-complex="bold"/>
    </style:style>
    <style:style style:name="P12" style:family="paragraph" style:parent-style-name="Standard">
      <style:text-properties officeooo:rsid="000a93ea" officeooo:paragraph-rsid="000a93ea"/>
    </style:style>
    <style:style style:name="P13" style:family="paragraph" style:parent-style-name="Standard">
      <style:text-properties officeooo:rsid="000b2e96" officeooo:paragraph-rsid="000b2e96"/>
    </style:style>
    <style:style style:name="P14" style:family="paragraph" style:parent-style-name="Standard">
      <style:text-properties fo:font-weight="bold" officeooo:rsid="0004b081" officeooo:paragraph-rsid="0004b081" style:font-weight-asian="bold" style:font-weight-complex="bold"/>
    </style:style>
    <style:style style:name="P15" style:family="paragraph" style:parent-style-name="Standard">
      <style:text-properties fo:font-weight="bold" officeooo:rsid="0008f621" officeooo:paragraph-rsid="0008f621" style:font-weight-asian="bold" style:font-weight-complex="bold"/>
    </style:style>
    <style:style style:name="P16" style:family="paragraph" style:parent-style-name="Standard">
      <style:text-properties fo:font-weight="bold" officeooo:rsid="000a93ea" officeooo:paragraph-rsid="000a93ea" style:font-weight-asian="bold" style:font-weight-complex="bold"/>
    </style:style>
    <style:style style:name="P17" style:family="paragraph" style:parent-style-name="Standard">
      <style:text-properties fo:font-weight="bold" officeooo:rsid="000b2e96" officeooo:paragraph-rsid="000b2e96" style:font-weight-asian="bold" style:font-weight-complex="bold"/>
    </style:style>
    <style:style style:name="P18" style:family="paragraph" style:parent-style-name="Standard">
      <style:paragraph-properties style:writing-mode="lr-tb"/>
      <style:text-properties fo:font-weight="bold" officeooo:rsid="000a626f" officeooo:paragraph-rsid="000a626f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officeooo:rsid="00073cb8"/>
    </style:style>
    <style:style style:name="T3" style:family="text">
      <style:text-properties officeooo:rsid="0008f621"/>
    </style:style>
    <style:style style:name="T4" style:family="text">
      <style:text-properties fo:color="#ff0000"/>
    </style:style>
    <style:style style:name="T5" style:family="text">
      <style:text-properties fo:color="#ff0000" officeooo:rsid="0008f621"/>
    </style:style>
    <style:style style:name="T6" style:family="text">
      <style:text-properties officeooo:rsid="000a93ea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0a93ea" style:font-weight-asian="normal" style:font-weight-complex="normal"/>
    </style:style>
    <style:style style:name="T10" style:family="text">
      <style:text-properties fo:color="#000000" officeooo:rsid="000b2e96"/>
    </style:style>
    <style:style style:name="T11" style:family="text">
      <style:text-properties fo:color="#000000" officeooo:rsid="000a93ea"/>
    </style:style>
    <style:style style:name="T12" style:family="text">
      <style:text-properties officeooo:rsid="000b2e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ahammade Dalati</text:p>
      <text:p text:style-name="P1">Delconte Florian</text:p>
      <text:p text:style-name="P1">Master 1ère année</text:p>
      <text:p text:style-name="P1"/>
      <text:p text:style-name="P8">RAPPORT CRYPTOGRAPHIE</text:p>
      <text:p text:style-name="P1"/>
      <text:p text:style-name="P1"/>
      <text:p text:style-name="P1"/>
      <text:p text:style-name="P18">INFORMATION <text:span text:style-name="T6">COMPLÉMENTAIRE</text:span> :</text:p>
      <text:p text:style-name="P6">Fichier<text:span text:style-name="T6">s</text:span> : <text:span text:style-name="T7">main.py , elGamal.py</text:span></text:p>
      <text:p text:style-name="P6">Execution : <text:span text:style-name="T7">python3 main.py</text:span></text:p>
      <text:p text:style-name="P6"><text:span text:style-name="T4"/></text:p>
      <text:p text:style-name="P9"><text:span text:style-name="T12">P</text:span>our test<text:span text:style-name="T12">er</text:span> notre programme il vous faut télécharger et installer la librairie GMPY2.</text:p>
      <text:p text:style-name="P10">L’exécution de main va faire les différents tests demandés et écrire dans le fichier test.txt les 5 premières occurrences de chaque test. </text:p>
      <text:p text:style-name="P10"/>
      <text:p text:style-name="P10"/>
      <text:p text:style-name="P11">Question 1. </text:p>
      <text:p text:style-name="P1"/>
      <text:p text:style-name="P1">Nous avons choisi d’utiliser Python comme langage de programmation pour deux raisons : </text:p>
      <text:list xml:id="list5507307053566698174" text:style-name="L1">
        <text:list-item>
          <text:p text:style-name="P2">Premièrement : nous avions jamais essayé ce langage et nous avions envie de le découvrir.</text:p>
        </text:list-item>
        <text:list-item>
          <text:p text:style-name="P2">Deuxièmement : Pour notre projet d’initiation a la recherche, nous allons être confronté à son utilisation, donc autant apprendre <text:span text:style-name="T12">à</text:span> l<text:span text:style-name="T12">e</text:span> manier <text:span text:style-name="T12">dès </text:span>maintenant.</text:p>
        </text:list-item>
      </text:list>
      <text:p text:style-name="P1">En parcourant des forums sur le langage python nous avons découvert la librairie <text:span text:style-name="T4">GMPY2</text:span> pour gérer les grand<text:span text:style-name="T12">s</text:span> nombre<text:span text:style-name="T12">s</text:span> et les nombre<text:span text:style-name="T12">s</text:span> aléatoire<text:span text:style-name="T12">s</text:span>. Nous utilisons le module <text:span text:style-name="T4">mpz</text:span><text:span text:style-name="T1"> </text:span>de <text:span text:style-name="T4">GMPY2</text:span> pour manier des nombres entiers. </text:p>
      <text:p text:style-name="P1">Beaucoup d’opérations sont implémenté<text:span text:style-name="T12">es</text:span> dans la bibliothèque dont : Addition, soustraction, multiplication, division, modulo, random , etc.</text:p>
      <text:p text:style-name="P1"/>
      <text:p text:style-name="P14">Question 2.</text:p>
      <text:p text:style-name="P3"/>
      <text:p text:style-name="P3"><text:span text:style-name="T5">N</text:span><text:span text:style-name="T4">ombre aléatoire cryptographiquement sûr </text:span>: C'est un nombre produit par un générateur capable de produire une sortie <text:span text:style-name="T2">suffisamment</text:span> peu discernable d'un aléa parfait. Ce <text:span text:style-name="T2">générateur</text:span> doit résister <text:span text:style-name="T12">à</text:span> des attaques d'injection de donnée<text:span text:style-name="T12">s</text:span>. Et il doit être très difficile en <text:span text:style-name="T2">connaissant</text:span> <text:span text:style-name="T2">x</text:span> nombre<text:span text:style-name="T3">s</text:span>, <text:span text:style-name="T2">de prédire le prochain nombre que le générateur va générer.</text:span></text:p>
      <text:p text:style-name="P4">La bibliothèque GMPY2 permet la génération de <text:span text:style-name="T12">ces nombres.</text:span></text:p>
      <text:p text:style-name="P4"/>
      <text:p text:style-name="P15">Question 3.</text:p>
      <text:p text:style-name="P4"/>
      <text:p text:style-name="P5"><text:span text:style-name="T4">Remarque :</text:span> Nous testons Euclide avec 10 000 valeurs différente<text:span text:style-name="T12">s</text:span> de ‘<text:span text:style-name="T12">a’ que a · u + p · v = 1</text:span>, et nous écrivons seulement les 5 premier<text:span text:style-name="T12">s</text:span> tests dans le fichier test.txt. C<text:span text:style-name="T12">e qui peut e</text:span>xpliquer la lenteur de <text:span text:style-name="T6">l’exécution</text:span> du main.py</text:p>
      <text:p text:style-name="P3"/>
      <text:p text:style-name="P16">Question 4.</text:p>
      <text:p text:style-name="P12"/>
      <text:p text:style-name="P5"><text:span text:style-name="T4">Remarque : <text:s/></text:span><text:span text:style-name="T8">Nous testons </text:span><text:span text:style-name="T9">Expmod</text:span><text:span text:style-name="T8"> avec 10 </text:span><text:span text:style-name="T7">000 valeurs différente de ‘a’, et nous écrivons seulement les 5 premier</text:span><text:span text:style-name="T10">s</text:span><text:span text:style-name="T7"> tests dans le fichier test.txt. C</text:span><text:span text:style-name="T10">e qui </text:span><text:span text:style-name="T7">peu</text:span><text:span text:style-name="T10">t</text:span><text:span text:style-name="T7"> expliquer la lenteur de </text:span><text:span text:style-name="T11">l’exécution</text:span><text:span text:style-name="T7"> du main.py</text:span></text:p>
      <text:p text:style-name="P5"><text:span text:style-name="T7"/></text:p>
      <text:p text:style-name="P17"><text:span text:style-name="T7">Question 5,6.</text:span></text:p>
      <text:p text:style-name="P13"><text:span text:style-name="T7"/></text:p>
      <text:p text:style-name="P7">Même remar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7:50:12.750320617</meta:creation-date>
    <dc:date>2018-03-03T18:18:57.642520110</dc:date>
    <meta:editing-duration>PT28M49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1" meta:paragraph-count="24" meta:word-count="314" meta:character-count="1975" meta:non-whitespace-character-count="1682"/>
  </office:meta>
</office:document-meta>
</file>